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E100000B250A4A6142558073D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ordVisi MSFontService" svg:font-family="'WordVisi MSFontService', 'Calibri Light', 'Calibri Light_EmbeddedFont', 'Calibri Light_MSFontService'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723" officeooo:paragraph-rsid="00139723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WordVisi MSFontService" fo:font-size="12.75pt" fo:letter-spacing="normal" fo:language="en" fo:country="GB" fo:font-style="normal" style:text-underline-style="solid" style:text-underline-width="auto" style:text-underline-color="font-color" fo:font-weight="bold" style:text-blinking="false" loext:padding="0cm" loext:border="non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>
      <style:text-properties officeooo:rsid="00139723" officeooo:paragraph-rsid="00139723" loext:padding="0cm" loext:border="non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WordVisi MSFontService" fo:font-size="12.75pt" fo:letter-spacing="normal" fo:language="en" fo:country="GB" fo:font-style="normal" style:text-underline-style="solid" style:text-underline-width="auto" style:text-underline-color="font-color" fo:font-weight="bold" style:text-blinking="false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3cbe3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GB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GB" officeooo:paragraph-rsid="0013cbe3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 fo:padding="0cm" fo:border="none"/>
      <style:text-properties loext:padding="0cm" loext:border="none"/>
    </style:style>
    <style:style style:name="P13" style:family="paragraph" style:parent-style-name="Text_20_body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4" style:family="paragraph" style:parent-style-name="Text_20_body" style:list-style-name="L1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5" style:family="paragraph" style:parent-style-name="Text_20_body" style:list-style-name="L2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4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7" style:family="paragraph" style:parent-style-name="Text_20_body" style:list-style-name="L5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8" style:family="paragraph" style:parent-style-name="Text_20_body" style:list-style-name="L6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7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8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9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10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3" style:family="paragraph" style:parent-style-name="Text_20_body" style:list-style-name="L11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4" style:family="paragraph" style:parent-style-name="Text_20_body" style:list-style-name="L12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5" style:family="paragraph" style:parent-style-name="Text_20_body" style:list-style-name="L13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6" style:family="paragraph" style:parent-style-name="Text_20_body" style:list-style-name="L14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15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16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17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18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19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20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3" style:family="paragraph" style:parent-style-name="Text_20_body" style:list-style-name="L21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4" style:family="paragraph" style:parent-style-name="Text_20_body" style:list-style-name="L22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 style:list-style-name="L23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24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7" style:family="paragraph" style:parent-style-name="Text_20_body" style:list-style-name="L25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8" style:family="paragraph" style:parent-style-name="Text_20_body" style:list-style-name="L26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9" style:family="paragraph" style:parent-style-name="Text_20_body" style:list-style-name="L27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0" style:family="paragraph" style:parent-style-name="Text_20_body" style:list-style-name="L28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29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2" style:family="paragraph" style:parent-style-name="Text_20_body" style:list-style-name="L30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3" style:family="paragraph" style:parent-style-name="Text_20_body" style:list-style-name="L31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4" style:family="paragraph" style:parent-style-name="Text_20_body" style:list-style-name="L32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5" style:family="paragraph" style:parent-style-name="Text_20_body" style:list-style-name="L33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6" style:family="paragraph" style:parent-style-name="Text_20_body" style:list-style-name="L34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7" style:family="paragraph" style:parent-style-name="Text_20_body" style:list-style-name="L35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8" style:family="paragraph" style:parent-style-name="Text_20_body" style:list-style-name="L36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9" style:family="paragraph" style:parent-style-name="Text_20_body" style:list-style-name="L37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0" style:family="paragraph" style:parent-style-name="Text_20_body" style:list-style-name="L38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1" style:family="paragraph" style:parent-style-name="Text_20_body" style:list-style-name="L39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2" style:family="paragraph" style:parent-style-name="Text_20_body" style:list-style-name="L40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3" style:family="paragraph" style:parent-style-name="Text_20_body" style:list-style-name="L41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4" style:family="paragraph" style:parent-style-name="Text_20_body" style:list-style-name="L42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5" style:family="paragraph" style:parent-style-name="Text_20_body" style:list-style-name="L43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6" style:family="paragraph" style:parent-style-name="Text_20_body" style:list-style-name="L44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7" style:family="paragraph" style:parent-style-name="Text_20_body" style:list-style-name="L45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8" style:family="paragraph" style:parent-style-name="Text_20_body" style:list-style-name="L46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9" style:family="paragraph" style:parent-style-name="Text_20_body" style:list-style-name="L3">
      <style:paragraph-properties fo:margin-left="0.635cm" fo:margin-right="0cm" fo:margin-top="0cm" fo:margin-bottom="0cm" loext:contextual-spacing="false" fo:text-indent="0cm" style:auto-text-indent="false" fo:padding="0cm" fo:border="none"/>
      <style:text-properties fo:language="en" fo:country="GB" loext:padding="0cm" loext:border="none"/>
    </style:style>
    <style:style style:name="P60" style:family="paragraph" style:parent-style-name="Text_20_body" style:list-style-name="L36">
      <style:paragraph-properties fo:margin-left="0.635cm" fo:margin-right="0cm" fo:margin-top="0cm" fo:margin-bottom="0cm" loext:contextual-spacing="false" fo:text-indent="0cm" style:auto-text-indent="false" fo:padding="0cm" fo:border="none"/>
      <style:text-properties fo:language="en" fo:country="GB" loext:padding="0cm" loext:border="none"/>
    </style:style>
    <style:style style:name="P61" style:family="paragraph" style:parent-style-name="Text_20_body">
      <style:paragraph-properties fo:break-before="pag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language="en" fo:country="GB"/>
    </style:style>
    <style:style style:name="T3" style:family="text">
      <style:text-properties fo:language="en" fo:country="GB" loext:padding="0cm" loext:border="none"/>
    </style:style>
    <style:style style:name="T4" style:family="text">
      <style:text-properties fo:language="it" fo:country="IT"/>
    </style:style>
    <style:style style:name="fr1" style:family="graphic" style:parent-style-name="Graphics">
      <style:graphic-properties fo:margin-left="0.318cm" fo:margin-right="0.318cm" fo:margin-top="0cm" fo:margin-bottom="0.002cm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Picture 3" text:anchor-type="char" svg:y="-2.538cm" svg:width="23.31cm" svg:height="32.965cm" draw:z-index="0"><draw:image xlink:href="Pictures/10000000000007E100000B250A4A6142558073D0.jpg" xlink:type="simple" xlink:show="embed" xlink:actuate="onLoad" loext:mime-type="image/jpe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ordVisi MSFontService" svg:font-family="'WordVisi MSFontService', 'Calibri Light', 'Calibri Light_EmbeddedFont', 'Calibri Light_MSFontService'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33.02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Amantini</meta:initial-creator>
    <meta:editing-cycles>3</meta:editing-cycles>
    <meta:creation-date>2020-04-30T12:48:00</meta:creation-date>
    <dc:date>2020-10-02T13:10:31.631546603</dc:date>
    <meta:editing-duration>PT1H15M52S</meta:editing-duration>
    <meta:generator>LibreOffice/6.0.7.3$Linux_X86_64 LibreOffice_project/00m0$Build-3</meta:generator>
    <meta:document-statistic meta:table-count="0" meta:image-count="1" meta:object-count="0" meta:page-count="2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